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283580" table:style-name="ce7">
            <text:p>1.283.580</text:p>
          </table:table-cell>
          <table:table-cell office:value-type="float" office:value="168000" table:style-name="ce7">
            <text:p>168.000</text:p>
          </table:table-cell>
          <table:table-cell office:value-type="float" office:value="564800" table:style-name="ce7">
            <text:p>564.800</text:p>
          </table:table-cell>
          <table:table-cell office:value-type="float" office:value="2016380" table:style-name="ce8">
            <text:p>2.016.380</text:p>
          </table:table-cell>
          <table:table-cell office:value-type="float" office:value="1699464" table:style-name="ce8">
            <text:p>1.699.464</text:p>
          </table:table-cell>
          <table:table-cell office:value-type="percentage" office:value="0.84282922861762166" table:style-name="ce9">
            <text:p>84,3%</text:p>
          </table:table-cell>
          <table:table-cell office:value-type="float" office:value="1167951" table:style-name="ce7">
            <text:p>1.167.951</text:p>
          </table:table-cell>
          <table:table-cell office:value-type="float" office:value="531513" table:style-name="ce7">
            <text:p>531.513</text:p>
          </table:table-cell>
          <table:table-cell office:value-type="date" office:date-value="2021-04-07T00:00:00" table:style-name="ce10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50695" table:style-name="ce12">
            <text:p>250.695</text:p>
          </table:table-cell>
          <table:table-cell office:value-type="float" office:value="35300" table:style-name="ce12">
            <text:p>35.300</text:p>
          </table:table-cell>
          <table:table-cell office:value-type="float" office:value="88700" table:style-name="ce12">
            <text:p>88.700</text:p>
          </table:table-cell>
          <table:table-cell office:value-type="float" office:value="374695" table:style-name="ce13">
            <text:p>374.695</text:p>
          </table:table-cell>
          <table:table-cell office:value-type="float" office:value="290838" table:style-name="ce13">
            <text:p>290.838</text:p>
          </table:table-cell>
          <table:table-cell office:value-type="percentage" office:value="0.77619930877113386" table:style-name="ce14">
            <text:p>77,6%</text:p>
          </table:table-cell>
          <table:table-cell office:value-type="float" office:value="190792" table:style-name="ce12">
            <text:p>190.792</text:p>
          </table:table-cell>
          <table:table-cell office:value-type="float" office:value="100046" table:style-name="ce12">
            <text:p>100.046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41925" table:style-name="ce12">
            <text:p>241.925</text:p>
          </table:table-cell>
          <table:table-cell office:value-type="float" office:value="32700" table:style-name="ce12">
            <text:p>32.700</text:p>
          </table:table-cell>
          <table:table-cell office:value-type="float" office:value="68000" table:style-name="ce12">
            <text:p>68.000</text:p>
          </table:table-cell>
          <table:table-cell office:value-type="float" office:value="342625" table:style-name="ce13">
            <text:p>342.625</text:p>
          </table:table-cell>
          <table:table-cell office:value-type="float" office:value="272976" table:style-name="ce13">
            <text:p>272.976</text:p>
          </table:table-cell>
          <table:table-cell office:value-type="percentage" office:value="0.79671944545786211" table:style-name="ce14">
            <text:p>79,7%</text:p>
          </table:table-cell>
          <table:table-cell office:value-type="float" office:value="177895" table:style-name="ce12">
            <text:p>177.895</text:p>
          </table:table-cell>
          <table:table-cell office:value-type="float" office:value="95081" table:style-name="ce12">
            <text:p>95.081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40760" table:style-name="ce12">
            <text:p>140.760</text:p>
          </table:table-cell>
          <table:table-cell office:value-type="float" office:value="18000" table:style-name="ce12">
            <text:p>18.000</text:p>
          </table:table-cell>
          <table:table-cell office:value-type="float" office:value="78000" table:style-name="ce12">
            <text:p>78.000</text:p>
          </table:table-cell>
          <table:table-cell office:value-type="float" office:value="236760" table:style-name="ce13">
            <text:p>236.760</text:p>
          </table:table-cell>
          <table:table-cell office:value-type="float" office:value="190732" table:style-name="ce13">
            <text:p>190.732</text:p>
          </table:table-cell>
          <table:table-cell office:value-type="percentage" office:value="0.80559216083797935" table:style-name="ce14">
            <text:p>80,6%</text:p>
          </table:table-cell>
          <table:table-cell office:value-type="float" office:value="137310" table:style-name="ce12">
            <text:p>137.310</text:p>
          </table:table-cell>
          <table:table-cell office:value-type="float" office:value="53422" table:style-name="ce12">
            <text:p>53.422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276090" table:style-name="ce12">
            <text:p>276.090</text:p>
          </table:table-cell>
          <table:table-cell office:value-type="float" office:value="35800" table:style-name="ce12">
            <text:p>35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457090" table:style-name="ce13">
            <text:p>457.090</text:p>
          </table:table-cell>
          <table:table-cell office:value-type="float" office:value="355871" table:style-name="ce13">
            <text:p>355.871</text:p>
          </table:table-cell>
          <table:table-cell office:value-type="percentage" office:value="0.77855783324946948" table:style-name="ce14">
            <text:p>77,9%</text:p>
          </table:table-cell>
          <table:table-cell office:value-type="float" office:value="242373" table:style-name="ce12">
            <text:p>242.373</text:p>
          </table:table-cell>
          <table:table-cell office:value-type="float" office:value="113498" table:style-name="ce12">
            <text:p>113.498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15395" table:style-name="ce12">
            <text:p>115.395</text:p>
          </table:table-cell>
          <table:table-cell office:value-type="float" office:value="15300" table:style-name="ce12">
            <text:p>15.300</text:p>
          </table:table-cell>
          <table:table-cell office:value-type="float" office:value="38800" table:style-name="ce12">
            <text:p>38.800</text:p>
          </table:table-cell>
          <table:table-cell office:value-type="float" office:value="169495" table:style-name="ce13">
            <text:p>169.495</text:p>
          </table:table-cell>
          <table:table-cell office:value-type="float" office:value="128539" table:style-name="ce13">
            <text:p>128.539</text:p>
          </table:table-cell>
          <table:table-cell office:value-type="percentage" office:value="0.75836455352665266" table:style-name="ce14">
            <text:p>75,8%</text:p>
          </table:table-cell>
          <table:table-cell office:value-type="float" office:value="83577" table:style-name="ce12">
            <text:p>83.577</text:p>
          </table:table-cell>
          <table:table-cell office:value-type="float" office:value="44962" table:style-name="ce12">
            <text:p>44.962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555465" table:style-name="ce12">
            <text:p>555.465</text:p>
          </table:table-cell>
          <table:table-cell office:value-type="float" office:value="78300" table:style-name="ce12">
            <text:p>78.300</text:p>
          </table:table-cell>
          <table:table-cell office:value-type="float" office:value="159900" table:style-name="ce12">
            <text:p>159.900</text:p>
          </table:table-cell>
          <table:table-cell office:value-type="float" office:value="793665" table:style-name="ce13">
            <text:p>793.665</text:p>
          </table:table-cell>
          <table:table-cell office:value-type="float" office:value="629472" table:style-name="ce13">
            <text:p>629.472</text:p>
          </table:table-cell>
          <table:table-cell office:value-type="percentage" office:value="0.7931205231426357" table:style-name="ce14">
            <text:p>79,3%</text:p>
          </table:table-cell>
          <table:table-cell office:value-type="float" office:value="404270" table:style-name="ce12">
            <text:p>404.270</text:p>
          </table:table-cell>
          <table:table-cell office:value-type="float" office:value="225202" table:style-name="ce12">
            <text:p>225.202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356715" table:style-name="ce12">
            <text:p>356.715</text:p>
          </table:table-cell>
          <table:table-cell office:value-type="float" office:value="49600" table:style-name="ce12">
            <text:p>49.600</text:p>
          </table:table-cell>
          <table:table-cell office:value-type="float" office:value="136400" table:style-name="ce12">
            <text:p>136.400</text:p>
          </table:table-cell>
          <table:table-cell office:value-type="float" office:value="542715" table:style-name="ce13">
            <text:p>542.715</text:p>
          </table:table-cell>
          <table:table-cell office:value-type="float" office:value="444254" table:style-name="ce13">
            <text:p>444.254</text:p>
          </table:table-cell>
          <table:table-cell office:value-type="percentage" office:value="0.81857696949596015" table:style-name="ce14">
            <text:p>81,9%</text:p>
          </table:table-cell>
          <table:table-cell office:value-type="float" office:value="298755" table:style-name="ce12">
            <text:p>298.755</text:p>
          </table:table-cell>
          <table:table-cell office:value-type="float" office:value="145499" table:style-name="ce12">
            <text:p>145.499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220930" table:style-name="ce12">
            <text:p>1.220.930</text:p>
          </table:table-cell>
          <table:table-cell office:value-type="float" office:value="168400" table:style-name="ce12">
            <text:p>168.400</text:p>
          </table:table-cell>
          <table:table-cell office:value-type="float" office:value="519100" table:style-name="ce12">
            <text:p>519.100</text:p>
          </table:table-cell>
          <table:table-cell office:value-type="float" office:value="1908430" table:style-name="ce13">
            <text:p>1.908.430</text:p>
          </table:table-cell>
          <table:table-cell office:value-type="float" office:value="1592571" table:style-name="ce13">
            <text:p>1.592.571</text:p>
          </table:table-cell>
          <table:table-cell office:value-type="percentage" office:value="0.83449275058555983" table:style-name="ce14">
            <text:p>83,4%</text:p>
          </table:table-cell>
          <table:table-cell office:value-type="float" office:value="1144075" table:style-name="ce12">
            <text:p>1.144.075</text:p>
          </table:table-cell>
          <table:table-cell office:value-type="float" office:value="448496" table:style-name="ce12">
            <text:p>448.496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711550" table:style-name="ce12">
            <text:p>711.550</text:p>
          </table:table-cell>
          <table:table-cell office:value-type="float" office:value="96800" table:style-name="ce12">
            <text:p>96.800</text:p>
          </table:table-cell>
          <table:table-cell office:value-type="float" office:value="337500" table:style-name="ce12">
            <text:p>337.500</text:p>
          </table:table-cell>
          <table:table-cell office:value-type="float" office:value="1145850" table:style-name="ce13">
            <text:p>1.145.850</text:p>
          </table:table-cell>
          <table:table-cell office:value-type="float" office:value="991439" table:style-name="ce13">
            <text:p>991.439</text:p>
          </table:table-cell>
          <table:table-cell office:value-type="percentage" office:value="0.86524326918881178" table:style-name="ce14">
            <text:p>86,5%</text:p>
          </table:table-cell>
          <table:table-cell office:value-type="float" office:value="713678" table:style-name="ce12">
            <text:p>713.678</text:p>
          </table:table-cell>
          <table:table-cell office:value-type="float" office:value="277761" table:style-name="ce12">
            <text:p>277.761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11265" table:style-name="ce12">
            <text:p>211.265</text:p>
          </table:table-cell>
          <table:table-cell office:value-type="float" office:value="28100" table:style-name="ce12">
            <text:p>28.100</text:p>
          </table:table-cell>
          <table:table-cell office:value-type="float" office:value="70900" table:style-name="ce12">
            <text:p>70.900</text:p>
          </table:table-cell>
          <table:table-cell office:value-type="float" office:value="310265" table:style-name="ce13">
            <text:p>310.265</text:p>
          </table:table-cell>
          <table:table-cell office:value-type="float" office:value="268347" table:style-name="ce13">
            <text:p>268.347</text:p>
          </table:table-cell>
          <table:table-cell office:value-type="percentage" office:value="0.86489613717306169" table:style-name="ce14">
            <text:p>86,5%</text:p>
          </table:table-cell>
          <table:table-cell office:value-type="float" office:value="185400" table:style-name="ce12">
            <text:p>185.400</text:p>
          </table:table-cell>
          <table:table-cell office:value-type="float" office:value="82947" table:style-name="ce12">
            <text:p>82.947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532465" table:style-name="ce12">
            <text:p>532.465</text:p>
          </table:table-cell>
          <table:table-cell office:value-type="float" office:value="73600" table:style-name="ce12">
            <text:p>73.600</text:p>
          </table:table-cell>
          <table:table-cell office:value-type="float" office:value="180300" table:style-name="ce12">
            <text:p>180.300</text:p>
          </table:table-cell>
          <table:table-cell office:value-type="float" office:value="786365" table:style-name="ce13">
            <text:p>786.365</text:p>
          </table:table-cell>
          <table:table-cell office:value-type="float" office:value="624745" table:style-name="ce13">
            <text:p>624.745</text:p>
          </table:table-cell>
          <table:table-cell office:value-type="percentage" office:value="0.7944720327074577" table:style-name="ce14">
            <text:p>79,4%</text:p>
          </table:table-cell>
          <table:table-cell office:value-type="float" office:value="441900" table:style-name="ce12">
            <text:p>441.900</text:p>
          </table:table-cell>
          <table:table-cell office:value-type="float" office:value="182845" table:style-name="ce12">
            <text:p>182.845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59735" table:style-name="ce12">
            <text:p>59.735</text:p>
          </table:table-cell>
          <table:table-cell office:value-type="float" office:value="7800" table:style-name="ce12">
            <text:p>7.800</text:p>
          </table:table-cell>
          <table:table-cell office:value-type="float" office:value="21300" table:style-name="ce12">
            <text:p>21.300</text:p>
          </table:table-cell>
          <table:table-cell office:value-type="float" office:value="88835" table:style-name="ce13">
            <text:p>88.835</text:p>
          </table:table-cell>
          <table:table-cell office:value-type="float" office:value="73374" table:style-name="ce13">
            <text:p>73.374</text:p>
          </table:table-cell>
          <table:table-cell office:value-type="percentage" office:value="0.82595823718129113" table:style-name="ce14">
            <text:p>82,6%</text:p>
          </table:table-cell>
          <table:table-cell office:value-type="float" office:value="48895" table:style-name="ce12">
            <text:p>48.895</text:p>
          </table:table-cell>
          <table:table-cell office:value-type="float" office:value="24479" table:style-name="ce12">
            <text:p>24.479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996765" table:style-name="ce12">
            <text:p>996.765</text:p>
          </table:table-cell>
          <table:table-cell office:value-type="float" office:value="136100" table:style-name="ce12">
            <text:p>136.100</text:p>
          </table:table-cell>
          <table:table-cell office:value-type="float" office:value="452500" table:style-name="ce12">
            <text:p>452.500</text:p>
          </table:table-cell>
          <table:table-cell office:value-type="float" office:value="1585365" table:style-name="ce13">
            <text:p>1.585.365</text:p>
          </table:table-cell>
          <table:table-cell office:value-type="float" office:value="1287142" table:style-name="ce13">
            <text:p>1.287.142</text:p>
          </table:table-cell>
          <table:table-cell office:value-type="percentage" office:value="0.81189000640231113" table:style-name="ce14">
            <text:p>81,2%</text:p>
          </table:table-cell>
          <table:table-cell office:value-type="float" office:value="868436" table:style-name="ce12">
            <text:p>868.436</text:p>
          </table:table-cell>
          <table:table-cell office:value-type="float" office:value="418706" table:style-name="ce12">
            <text:p>418.706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28875" table:style-name="ce12">
            <text:p>228.875</text:p>
          </table:table-cell>
          <table:table-cell office:value-type="float" office:value="29400" table:style-name="ce12">
            <text:p>29.400</text:p>
          </table:table-cell>
          <table:table-cell office:value-type="float" office:value="100800" table:style-name="ce12">
            <text:p>100.800</text:p>
          </table:table-cell>
          <table:table-cell office:value-type="float" office:value="359075" table:style-name="ce13">
            <text:p>359.075</text:p>
          </table:table-cell>
          <table:table-cell office:value-type="float" office:value="270112" table:style-name="ce13">
            <text:p>270.112</text:p>
          </table:table-cell>
          <table:table-cell office:value-type="percentage" office:value="0.75224396017545081" table:style-name="ce14">
            <text:p>75,2%</text:p>
          </table:table-cell>
          <table:table-cell office:value-type="float" office:value="175605" table:style-name="ce12">
            <text:p>175.605</text:p>
          </table:table-cell>
          <table:table-cell office:value-type="float" office:value="94507" table:style-name="ce12">
            <text:p>94.507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13055" table:style-name="ce12">
            <text:p>113.055</text:p>
          </table:table-cell>
          <table:table-cell office:value-type="float" office:value="15400" table:style-name="ce12">
            <text:p>15.400</text:p>
          </table:table-cell>
          <table:table-cell office:value-type="float" office:value="44100" table:style-name="ce12">
            <text:p>44.100</text:p>
          </table:table-cell>
          <table:table-cell office:value-type="float" office:value="172555" table:style-name="ce13">
            <text:p>172.555</text:p>
          </table:table-cell>
          <table:table-cell office:value-type="float" office:value="141125" table:style-name="ce13">
            <text:p>141.125</text:p>
          </table:table-cell>
          <table:table-cell office:value-type="percentage" office:value="0.81785517661035612" table:style-name="ce14">
            <text:p>81,8%</text:p>
          </table:table-cell>
          <table:table-cell office:value-type="float" office:value="95628" table:style-name="ce12">
            <text:p>95.628</text:p>
          </table:table-cell>
          <table:table-cell office:value-type="float" office:value="45497" table:style-name="ce12">
            <text:p>45.497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384750" table:style-name="ce12">
            <text:p>384.750</text:p>
          </table:table-cell>
          <table:table-cell office:value-type="float" office:value="52900" table:style-name="ce12">
            <text:p>52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585850" table:style-name="ce13">
            <text:p>585.850</text:p>
          </table:table-cell>
          <table:table-cell office:value-type="float" office:value="460502" table:style-name="ce13">
            <text:p>460.502</text:p>
          </table:table-cell>
          <table:table-cell office:value-type="percentage" office:value="0.78604079542545024" table:style-name="ce14">
            <text:p>78,6%</text:p>
          </table:table-cell>
          <table:table-cell office:value-type="float" office:value="336044" table:style-name="ce12">
            <text:p>336.044</text:p>
          </table:table-cell>
          <table:table-cell office:value-type="float" office:value="124458" table:style-name="ce12">
            <text:p>124.458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9000" table:style-name="ce12">
            <text:p>9.000</text:p>
          </table:table-cell>
          <table:table-cell office:value-type="float" office:value="1300" table:style-name="ce12">
            <text:p>1.300</text:p>
          </table:table-cell>
          <table:table-cell office:value-type="float" office:value="5800" table:style-name="ce12">
            <text:p>5.800</text:p>
          </table:table-cell>
          <table:table-cell office:value-type="float" office:value="16100" table:style-name="ce13">
            <text:p>16.100</text:p>
          </table:table-cell>
          <table:table-cell office:value-type="float" office:value="15133" table:style-name="ce13">
            <text:p>15.133</text:p>
          </table:table-cell>
          <table:table-cell office:value-type="percentage" office:value="0.93993788819875779" table:style-name="ce14">
            <text:p>94,0%</text:p>
          </table:table-cell>
          <table:table-cell office:value-type="float" office:value="11493" table:style-name="ce12">
            <text:p>11.493</text:p>
          </table:table-cell>
          <table:table-cell office:value-type="float" office:value="3640" table:style-name="ce12">
            <text:p>3.640</text:p>
          </table:table-cell>
          <table:table-cell office:value-type="date" office:date-value="2021-04-07T00:00:00" table:style-name="ce15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9000" table:style-name="ce12">
            <text:p>9.00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6000" table:style-name="ce13">
            <text:p>16.000</text:p>
          </table:table-cell>
          <table:table-cell office:value-type="float" office:value="12597" table:style-name="ce13">
            <text:p>12.597</text:p>
          </table:table-cell>
          <table:table-cell office:value-type="percentage" office:value="0.78731249999999997" table:style-name="ce14">
            <text:p>78,7%</text:p>
          </table:table-cell>
          <table:table-cell office:value-type="float" office:value="9960" table:style-name="ce12">
            <text:p>9.960</text:p>
          </table:table-cell>
          <table:table-cell office:value-type="float" office:value="2637" table:style-name="ce12">
            <text:p>2.637</text:p>
          </table:table-cell>
          <table:table-cell office:value-type="date" office:date-value="2021-04-07T00:00:00" table:style-name="ce16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2296" table:style-name="ce17">
            <text:p>62.296</text:p>
          </table:table-cell>
          <table:table-cell office:value-type="percentage" office:value="0.72775700934579435" table:style-name="ce14">
            <text:p>72,8%</text:p>
          </table:table-cell>
          <table:table-cell office:value-type="float" office:value="57042" table:style-name="ce12">
            <text:p>57.042</text:p>
          </table:table-cell>
          <table:table-cell office:value-type="float" office:value="5254" table:style-name="ce12">
            <text:p>5.254</text:p>
          </table:table-cell>
          <table:table-cell office:value-type="date" office:date-value="2021-04-07T00:00:00" table:style-name="ce16">
            <text:p>07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7717515" table:style-name="ce19">
            <text:p>7.717.515</text:p>
          </table:table-cell>
          <table:table-cell office:value-type="float" office:value="1044000" table:style-name="ce20">
            <text:p>1.044.000</text:p>
          </table:table-cell>
          <table:table-cell office:value-type="float" office:value="3232200" table:style-name="ce21">
            <text:p>3.232.200</text:p>
          </table:table-cell>
          <table:table-cell office:value-type="float" office:value="11993715" table:style-name="ce22">
            <text:p>11.993.715</text:p>
          </table:table-cell>
          <table:table-cell office:value-type="float" office:value="9811529" table:style-name="ce22">
            <text:p>9.811.529</text:p>
          </table:table-cell>
          <table:table-cell office:value-type="percentage" office:value="0.81805587343037578" table:style-name="ce23">
            <text:p>81,8%</text:p>
          </table:table-cell>
          <table:table-cell office:value-type="float" office:value="6791079" table:style-name="ce22">
            <text:p>6.791.079</text:p>
          </table:table-cell>
          <table:table-cell office:value-type="float" office:value="3020450" table:style-name="ce22">
            <text:p>3.020.450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929" table:style-name="ce7">
            <text:p>40.929</text:p>
          </table:table-cell>
          <table:table-cell office:value-type="float" office:value="38976" table:style-name="ce7">
            <text:p>38.976</text:p>
          </table:table-cell>
          <table:table-cell office:value-type="percentage" office:value="0.98266548222131522" table:style-name="ce24">
            <text:p>98,3%</text:p>
          </table:table-cell>
          <table:table-cell office:value-type="percentage" office:value="0.9357758517202468" table:style-name="ce24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154" table:style-name="ce25">
            <text:p>18.154</text:p>
          </table:table-cell>
          <table:table-cell office:value-type="float" office:value="17356" table:style-name="ce25">
            <text:p>17.356</text:p>
          </table:table-cell>
          <table:table-cell office:value-type="percentage" office:value="0.9866304347826087" table:style-name="ce26">
            <text:p>98,7%</text:p>
          </table:table-cell>
          <table:table-cell office:value-type="percentage" office:value="0.94326086956521737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617" table:style-name="ce25">
            <text:p>11.617</text:p>
          </table:table-cell>
          <table:table-cell office:value-type="float" office:value="11149" table:style-name="ce25">
            <text:p>11.149</text:p>
          </table:table-cell>
          <table:table-cell office:value-type="percentage" office:value="0.97229661868095074" table:style-name="ce26">
            <text:p>97,2%</text:p>
          </table:table-cell>
          <table:table-cell office:value-type="percentage" office:value="0.93312688316036152" table:style-name="ce26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22" table:style-name="ce25">
            <text:p>5.122</text:p>
          </table:table-cell>
          <table:table-cell office:value-type="float" office:value="4916" table:style-name="ce25">
            <text:p>4.916</text:p>
          </table:table-cell>
          <table:table-cell office:value-type="percentage" office:value="0.93195050946142655" table:style-name="ce26">
            <text:p>93,2%</text:p>
          </table:table-cell>
          <table:table-cell office:value-type="percentage" office:value="0.89446870451237259" table:style-name="ce26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05" table:style-name="ce12">
            <text:p>10.605</text:p>
          </table:table-cell>
          <table:table-cell office:value-type="float" office:value="10601" table:style-name="ce25">
            <text:p>10.601</text:p>
          </table:table-cell>
          <table:table-cell office:value-type="float" office:value="9471" table:style-name="ce25">
            <text:p>9.471</text:p>
          </table:table-cell>
          <table:table-cell office:value-type="percentage" office:value="0.99962281942479958" table:style-name="ce26">
            <text:p>100,0%</text:p>
          </table:table-cell>
          <table:table-cell office:value-type="percentage" office:value="0.89306930693069309" table:style-name="ce26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078" table:style-name="ce25">
            <text:p>7.078</text:p>
          </table:table-cell>
          <table:table-cell office:value-type="float" office:value="6534" table:style-name="ce25">
            <text:p>6.534</text:p>
          </table:table-cell>
          <table:table-cell office:value-type="percentage" office:value="0.94752342704149928" table:style-name="ce26">
            <text:p>94,8%</text:p>
          </table:table-cell>
          <table:table-cell office:value-type="percentage" office:value="0.87469879518072291" table:style-name="ce26">
            <text:p>87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882" table:style-name="ce25">
            <text:p>45.882</text:p>
          </table:table-cell>
          <table:table-cell office:value-type="float" office:value="44168" table:style-name="ce25">
            <text:p>44.168</text:p>
          </table:table-cell>
          <table:table-cell office:value-type="percentage" office:value="0.99743478260869567" table:style-name="ce26">
            <text:p>99,7%</text:p>
          </table:table-cell>
          <table:table-cell office:value-type="percentage" office:value="0.96017391304347821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510" table:style-name="ce25">
            <text:p>24.510</text:p>
          </table:table-cell>
          <table:table-cell office:value-type="float" office:value="22929" table:style-name="ce25">
            <text:p>22.929</text:p>
          </table:table-cell>
          <table:table-cell office:value-type="percentage" office:value="0.95869514198544947" table:style-name="ce26">
            <text:p>95,9%</text:p>
          </table:table-cell>
          <table:table-cell office:value-type="percentage" office:value="0.89685519831025584" table:style-name="ce26">
            <text:p>89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4073" table:style-name="ce25">
            <text:p>74.073</text:p>
          </table:table-cell>
          <table:table-cell office:value-type="float" office:value="63275" table:style-name="ce25">
            <text:p>63.275</text:p>
          </table:table-cell>
          <table:table-cell office:value-type="percentage" office:value="0.97916694206136234" table:style-name="ce26">
            <text:p>97,9%</text:p>
          </table:table-cell>
          <table:table-cell office:value-type="percentage" office:value="0.83642876971275226" table:style-name="ce26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500" table:style-name="ce12">
            <text:p>29.500</text:p>
          </table:table-cell>
          <table:table-cell office:value-type="float" office:value="29486" table:style-name="ce25">
            <text:p>29.486</text:p>
          </table:table-cell>
          <table:table-cell office:value-type="float" office:value="27116" table:style-name="ce25">
            <text:p>27.116</text:p>
          </table:table-cell>
          <table:table-cell office:value-type="percentage" office:value="0.99952542372881359" table:style-name="ce26">
            <text:p>100,0%</text:p>
          </table:table-cell>
          <table:table-cell office:value-type="percentage" office:value="0.91918644067796607" table:style-name="ce26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458" table:style-name="ce25">
            <text:p>14.458</text:p>
          </table:table-cell>
          <table:table-cell office:value-type="float" office:value="13913" table:style-name="ce25">
            <text:p>13.913</text:p>
          </table:table-cell>
          <table:table-cell office:value-type="percentage" office:value="0.94955996322080649" table:style-name="ce26">
            <text:p>95,0%</text:p>
          </table:table-cell>
          <table:table-cell office:value-type="percentage" office:value="0.9137659267043215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048" table:style-name="ce12">
            <text:p>23.048</text:p>
          </table:table-cell>
          <table:table-cell office:value-type="float" office:value="22949" table:style-name="ce25">
            <text:p>22.949</text:p>
          </table:table-cell>
          <table:table-cell office:value-type="float" office:value="21881" table:style-name="ce25">
            <text:p>21.881</text:p>
          </table:table-cell>
          <table:table-cell office:value-type="percentage" office:value="0.99570461645262065" table:style-name="ce26">
            <text:p>99,6%</text:p>
          </table:table-cell>
          <table:table-cell office:value-type="percentage" office:value="0.9493665393960429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5">
            <text:p>3.371</text:p>
          </table:table-cell>
          <table:table-cell office:value-type="float" office:value="3238" table:style-name="ce25">
            <text:p>3.238</text:p>
          </table:table-cell>
          <table:table-cell office:value-type="percentage" office:value="0.99439528023598822" table:style-name="ce26">
            <text:p>99,4%</text:p>
          </table:table-cell>
          <table:table-cell office:value-type="percentage" office:value="0.95516224188790555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49821" table:style-name="ce25">
            <text:p>49.821</text:p>
          </table:table-cell>
          <table:table-cell office:value-type="float" office:value="46794" table:style-name="ce25">
            <text:p>46.794</text:p>
          </table:table-cell>
          <table:table-cell office:value-type="percentage" office:value="0.97346567928251826" table:style-name="ce26">
            <text:p>97,3%</text:p>
          </table:table-cell>
          <table:table-cell office:value-type="percentage" office:value="0.9143203266964966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45" table:style-name="ce25">
            <text:p>11.245</text:p>
          </table:table-cell>
          <table:table-cell office:value-type="float" office:value="10718" table:style-name="ce25">
            <text:p>10.718</text:p>
          </table:table-cell>
          <table:table-cell office:value-type="percentage" office:value="0.94615061001262091" table:style-name="ce26">
            <text:p>94,6%</text:p>
          </table:table-cell>
          <table:table-cell office:value-type="percentage" office:value="0.90180900294488853" table:style-name="ce26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57" table:style-name="ce25">
            <text:p>8.057</text:p>
          </table:table-cell>
          <table:table-cell office:value-type="float" office:value="7864" table:style-name="ce25">
            <text:p>7.864</text:p>
          </table:table-cell>
          <table:table-cell office:value-type="percentage" office:value="0.96571976507251589" table:style-name="ce26">
            <text:p>96,6%</text:p>
          </table:table-cell>
          <table:table-cell office:value-type="percentage" office:value="0.94258659954452839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000" table:style-name="ce12">
            <text:p>23.000</text:p>
          </table:table-cell>
          <table:table-cell office:value-type="float" office:value="22924" table:style-name="ce25">
            <text:p>22.924</text:p>
          </table:table-cell>
          <table:table-cell office:value-type="float" office:value="20333" table:style-name="ce25">
            <text:p>20.333</text:p>
          </table:table-cell>
          <table:table-cell office:value-type="percentage" office:value="0.99669565217391309" table:style-name="ce26">
            <text:p>99,7%</text:p>
          </table:table-cell>
          <table:table-cell office:value-type="percentage" office:value="0.8840434782608696" table:style-name="ce26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210" table:style-name="ce12">
            <text:p>210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285714285714286" table:style-name="ce26">
            <text:p>92,9%</text:p>
          </table:table-cell>
          <table:table-cell office:value-type="percentage" office:value="0.9" table:style-name="ce26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15" table:style-name="ce12">
            <text:p>315</text:p>
          </table:table-cell>
          <table:table-cell office:value-type="float" office:value="305" table:style-name="ce25">
            <text:p>305</text:p>
          </table:table-cell>
          <table:table-cell office:value-type="float" office:value="292" table:style-name="ce25">
            <text:p>292</text:p>
          </table:table-cell>
          <table:table-cell office:value-type="percentage" office:value="0.96825396825396826" table:style-name="ce26">
            <text:p>96,8%</text:p>
          </table:table-cell>
          <table:table-cell office:value-type="percentage" office:value="0.92698412698412702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08881" table:style-name="ce22">
            <text:p>408.881</text:p>
          </table:table-cell>
          <table:table-cell office:value-type="float" office:value="400777" table:style-name="ce22">
            <text:p>400.777</text:p>
          </table:table-cell>
          <table:table-cell office:value-type="float" office:value="371112" table:style-name="ce22">
            <text:p>371.112</text:p>
          </table:table-cell>
          <table:table-cell office:value-type="percentage" office:value="0.98018005238688033" table:style-name="ce23">
            <text:p>98,0%</text:p>
          </table:table-cell>
          <table:table-cell office:value-type="percentage" office:value="0.90762838087365272" table:style-name="ce23">
            <text:p>90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05983" table:style-name="ce42">
            <text:p>405.983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98178305071629635" table:style-name="ce43">
            <text:p>98,2%</text:p>
          </table:table-cell>
          <table:table-cell office:value-type="float" office:value="115348" table:style-name="ce42">
            <text:p>115.348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17735450451350823" table:style-name="ce43">
            <text:p>17,7%</text:p>
          </table:table-cell>
          <table:table-cell office:value-type="float" office:value="151927" table:style-name="ce42">
            <text:p>151.927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16583255743892628" table:style-name="ce43">
            <text:p>16,6%</text:p>
          </table:table-cell>
          <table:table-cell office:value-type="float" office:value="141864" table:style-name="ce42">
            <text:p>141.864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214359287316179" table:style-name="ce43">
            <text:p>11,2%</text:p>
          </table:table-cell>
          <table:table-cell office:value-type="float" office:value="324650" table:style-name="ce42">
            <text:p>324.650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787932800798569" table:style-name="ce43">
            <text:p>10,8%</text:p>
          </table:table-cell>
          <table:table-cell office:value-type="float" office:value="27991" table:style-name="ce42">
            <text:p>27.991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4725060158569363E-2" table:style-name="ce43">
            <text:p>4,5%</text:p>
          </table:table-cell>
          <table:table-cell office:value-type="float" office:value="188" table:style-name="ce42">
            <text:p>188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0334156034762342E-3" table:style-name="ce43">
            <text:p>0,1%</text:p>
          </table:table-cell>
          <table:table-cell office:value-type="float" office:value="1167951" table:style-name="ce44">
            <text:p>1.167.951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16538031350796131" table:style-name="ce45">
            <text:p>16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86529" table:style-name="ce47">
            <text:p>86.529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87573754895908185" table:style-name="ce48">
            <text:p>87,6%</text:p>
          </table:table-cell>
          <table:table-cell office:value-type="float" office:value="4736" table:style-name="ce47">
            <text:p>4.736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3.9813374805598753E-2" table:style-name="ce48">
            <text:p>4,0%</text:p>
          </table:table-cell>
          <table:table-cell office:value-type="float" office:value="17813" table:style-name="ce47">
            <text:p>17.813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1139178982777696" table:style-name="ce48">
            <text:p>11,4%</text:p>
          </table:table-cell>
          <table:table-cell office:value-type="float" office:value="26223" table:style-name="ce47">
            <text:p>26.223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226170901717893" table:style-name="ce48">
            <text:p>13,2%</text:p>
          </table:table-cell>
          <table:table-cell office:value-type="float" office:value="49734" table:style-name="ce47">
            <text:p>49.734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149046253724083" table:style-name="ce48">
            <text:p>11,1%</text:p>
          </table:table-cell>
          <table:table-cell office:value-type="float" office:value="5728" table:style-name="ce47">
            <text:p>5.728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22964790311729E-2" table:style-name="ce48">
            <text:p>6,4%</text:p>
          </table:table-cell>
          <table:table-cell office:value-type="float" office:value="29" table:style-name="ce47">
            <text:p>29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551023659682944E-3" table:style-name="ce48">
            <text:p>0,1%</text:p>
          </table:table-cell>
          <table:table-cell office:value-type="float" office:value="190792" table:style-name="ce49">
            <text:p>190.792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6843049390693912" table:style-name="ce50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3167" table:style-name="ce47">
            <text:p>83.167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4695192767517589" table:style-name="ce48">
            <text:p>94,7%</text:p>
          </table:table-cell>
          <table:table-cell office:value-type="float" office:value="9818" table:style-name="ce47">
            <text:p>9.818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8.9868099479171432E-2" table:style-name="ce48">
            <text:p>9,0%</text:p>
          </table:table-cell>
          <table:table-cell office:value-type="float" office:value="31463" table:style-name="ce47">
            <text:p>31.463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1024109266832383" table:style-name="ce48">
            <text:p>21,0%</text:p>
          </table:table-cell>
          <table:table-cell office:value-type="float" office:value="20480" table:style-name="ce47">
            <text:p>20.480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591841126379538" table:style-name="ce48">
            <text:p>12,6%</text:p>
          </table:table-cell>
          <table:table-cell office:value-type="float" office:value="30041" table:style-name="ce47">
            <text:p>30.041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3267514242692376E-2" table:style-name="ce48">
            <text:p>9,3%</text:p>
          </table:table-cell>
          <table:table-cell office:value-type="float" office:value="2896" table:style-name="ce47">
            <text:p>2.896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3452444674135735E-2" table:style-name="ce48">
            <text:p>5,3%</text:p>
          </table:table-cell>
          <table:table-cell office:value-type="float" office:value="30" table:style-name="ce47">
            <text:p>30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9276489108783653E-3" table:style-name="ce48">
            <text:p>0,2%</text:p>
          </table:table-cell>
          <table:table-cell office:value-type="float" office:value="177895" table:style-name="ce49">
            <text:p>177.895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9739594256160337" table:style-name="ce50">
            <text:p>1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3357" table:style-name="ce47">
            <text:p>43.357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87515643292559853" table:style-name="ce48">
            <text:p>87,5%</text:p>
          </table:table-cell>
          <table:table-cell office:value-type="float" office:value="4466" table:style-name="ce47">
            <text:p>4.466</text:p>
          </table:table-cell>
          <table:table-cell office:value-type="float" office:value="80516" table:style-name="ce47">
            <text:p>80.516</text:p>
          </table:table-cell>
          <table:table-cell office:value-type="percentage" office:value="5.5467236325699242E-2" table:style-name="ce48">
            <text:p>5,5%</text:p>
          </table:table-cell>
          <table:table-cell office:value-type="float" office:value="23135" table:style-name="ce47">
            <text:p>23.135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19734541204971381" table:style-name="ce48">
            <text:p>19,7%</text:p>
          </table:table-cell>
          <table:table-cell office:value-type="float" office:value="20396" table:style-name="ce47">
            <text:p>20.396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301790744102728" table:style-name="ce48">
            <text:p>12,3%</text:p>
          </table:table-cell>
          <table:table-cell office:value-type="float" office:value="42250" table:style-name="ce47">
            <text:p>42.250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045438677395299E-2" table:style-name="ce48">
            <text:p>9,1%</text:p>
          </table:table-cell>
          <table:table-cell office:value-type="float" office:value="3673" table:style-name="ce47">
            <text:p>3.673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2789408077913302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37310" table:style-name="ce49">
            <text:p>137.310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3922024092574212" table:style-name="ce50">
            <text:p>13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68177" table:style-name="ce47">
            <text:p>68.177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75554102575468773" table:style-name="ce48">
            <text:p>75,6%</text:p>
          </table:table-cell>
          <table:table-cell office:value-type="float" office:value="22251" table:style-name="ce47">
            <text:p>22.251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14399052617274205" table:style-name="ce48">
            <text:p>14,4%</text:p>
          </table:table-cell>
          <table:table-cell office:value-type="float" office:value="52700" table:style-name="ce47">
            <text:p>52.700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2241675599339833" table:style-name="ce48">
            <text:p>22,4%</text:p>
          </table:table-cell>
          <table:table-cell office:value-type="float" office:value="27667" table:style-name="ce47">
            <text:p>27.667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7.8933103574200025E-2" table:style-name="ce48">
            <text:p>7,9%</text:p>
          </table:table-cell>
          <table:table-cell office:value-type="float" office:value="65821" table:style-name="ce47">
            <text:p>65.821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9072717683932578E-2" table:style-name="ce48">
            <text:p>7,9%</text:p>
          </table:table-cell>
          <table:table-cell office:value-type="float" office:value="5720" table:style-name="ce47">
            <text:p>5.720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489954179098103E-2" table:style-name="ce48">
            <text:p>3,5%</text:p>
          </table:table-cell>
          <table:table-cell office:value-type="float" office:value="37" table:style-name="ce47">
            <text:p>37</text:p>
          </table:table-cell>
          <table:table-cell office:value-type="float" office:value="44352" table:style-name="ce47">
            <text:p>44.352</text:p>
          </table:table-cell>
          <table:table-cell office:value-type="percentage" office:value="8.3423520923520925E-4" table:style-name="ce48">
            <text:p>0,1%</text:p>
          </table:table-cell>
          <table:table-cell office:value-type="float" office:value="242373" table:style-name="ce49">
            <text:p>242.373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2953967140077166" table:style-name="ce50">
            <text:p>13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7085" table:style-name="ce47">
            <text:p>37.08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0358656985527019" table:style-name="ce48">
            <text:p>90,4%</text:p>
          </table:table-cell>
          <table:table-cell office:value-type="float" office:value="5336" table:style-name="ce47">
            <text:p>5.336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10055402706064147" table:style-name="ce48">
            <text:p>10,1%</text:p>
          </table:table-cell>
          <table:table-cell office:value-type="float" office:value="6142" table:style-name="ce47">
            <text:p>6.142</text:p>
          </table:table-cell>
          <table:table-cell office:value-type="float" office:value="77345" table:style-name="ce47">
            <text:p>77.345</text:p>
          </table:table-cell>
          <table:table-cell office:value-type="percentage" office:value="7.9410433770767341E-2" table:style-name="ce48">
            <text:p>7,9%</text:p>
          </table:table-cell>
          <table:table-cell office:value-type="float" office:value="11082" table:style-name="ce47">
            <text:p>11.082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318260637588369" table:style-name="ce48">
            <text:p>12,3%</text:p>
          </table:table-cell>
          <table:table-cell office:value-type="float" office:value="22376" table:style-name="ce47">
            <text:p>22.376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19710050916129" table:style-name="ce48">
            <text:p>11,5%</text:p>
          </table:table-cell>
          <table:table-cell office:value-type="float" office:value="1551" table:style-name="ce47">
            <text:p>1.551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396736796908545E-2" table:style-name="ce48">
            <text:p>4,4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83577" table:style-name="ce49">
            <text:p>83.577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6669259489732421" table:style-name="ce50">
            <text:p>16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91149" table:style-name="ce47">
            <text:p>191.149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85465243654345713" table:style-name="ce48">
            <text:p>85,5%</text:p>
          </table:table-cell>
          <table:table-cell office:value-type="float" office:value="22620" table:style-name="ce47">
            <text:p>22.620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9.2172283118047343E-2" table:style-name="ce48">
            <text:p>9,2%</text:p>
          </table:table-cell>
          <table:table-cell office:value-type="float" office:value="46317" table:style-name="ce47">
            <text:p>46.317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14538805618771089" table:style-name="ce48">
            <text:p>14,5%</text:p>
          </table:table-cell>
          <table:table-cell office:value-type="float" office:value="52359" table:style-name="ce47">
            <text:p>52.359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736210402046303" table:style-name="ce48">
            <text:p>13,7%</text:p>
          </table:table-cell>
          <table:table-cell office:value-type="float" office:value="84450" table:style-name="ce47">
            <text:p>84.45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428378104066581" table:style-name="ce48">
            <text:p>11,4%</text:p>
          </table:table-cell>
          <table:table-cell office:value-type="float" office:value="7282" table:style-name="ce47">
            <text:p>7.282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0421680907340984E-2" table:style-name="ce48">
            <text:p>5,0%</text:p>
          </table:table-cell>
          <table:table-cell office:value-type="float" office:value="93" table:style-name="ce47">
            <text:p>9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859109232130567E-3" table:style-name="ce48">
            <text:p>0,2%</text:p>
          </table:table-cell>
          <table:table-cell office:value-type="float" office:value="404270" table:style-name="ce49">
            <text:p>404.270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931650893293573" table:style-name="ce50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17834" table:style-name="ce47">
            <text:p>117.834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87159193455330863" table:style-name="ce48">
            <text:p>87,2%</text:p>
          </table:table-cell>
          <table:table-cell office:value-type="float" office:value="9565" table:style-name="ce47">
            <text:p>9.565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6.0119043877788325E-2" table:style-name="ce48">
            <text:p>6,0%</text:p>
          </table:table-cell>
          <table:table-cell office:value-type="float" office:value="46498" table:style-name="ce47">
            <text:p>46.498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21286004651077622" table:style-name="ce48">
            <text:p>21,3%</text:p>
          </table:table-cell>
          <table:table-cell office:value-type="float" office:value="44750" table:style-name="ce47">
            <text:p>44.750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553886782143763" table:style-name="ce48">
            <text:p>14,6%</text:p>
          </table:table-cell>
          <table:table-cell office:value-type="float" office:value="74231" table:style-name="ce47">
            <text:p>74.231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486604084112083" table:style-name="ce48">
            <text:p>10,5%</text:p>
          </table:table-cell>
          <table:table-cell office:value-type="float" office:value="5786" table:style-name="ce47">
            <text:p>5.786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8697681884455382E-2" table:style-name="ce48">
            <text:p>3,9%</text:p>
          </table:table-cell>
          <table:table-cell office:value-type="float" office:value="91" table:style-name="ce47">
            <text:p>91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480502313284866E-3" table:style-name="ce48">
            <text:p>0,2%</text:p>
          </table:table-cell>
          <table:table-cell office:value-type="float" office:value="298755" table:style-name="ce49">
            <text:p>298.755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7369840298983003" table:style-name="ce50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379663" table:style-name="ce47">
            <text:p>379.663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84898567965724203" table:style-name="ce48">
            <text:p>84,9%</text:p>
          </table:table-cell>
          <table:table-cell office:value-type="float" office:value="59602" table:style-name="ce47">
            <text:p>59.602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9.3818275690548597E-2" table:style-name="ce48">
            <text:p>9,4%</text:p>
          </table:table-cell>
          <table:table-cell office:value-type="float" office:value="255485" table:style-name="ce47">
            <text:p>255.485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30502612275306118" table:style-name="ce48">
            <text:p>30,5%</text:p>
          </table:table-cell>
          <table:table-cell office:value-type="float" office:value="127934" table:style-name="ce47">
            <text:p>127.934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1717928520397883" table:style-name="ce48">
            <text:p>11,7%</text:p>
          </table:table-cell>
          <table:table-cell office:value-type="float" office:value="286495" table:style-name="ce47">
            <text:p>286.495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21873102903169" table:style-name="ce48">
            <text:p>10,2%</text:p>
          </table:table-cell>
          <table:table-cell office:value-type="float" office:value="34603" table:style-name="ce47">
            <text:p>34.603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2200260283723642E-2" table:style-name="ce48">
            <text:p>6,2%</text:p>
          </table:table-cell>
          <table:table-cell office:value-type="float" office:value="293" table:style-name="ce47">
            <text:p>293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8328078867036982E-3" table:style-name="ce48">
            <text:p>0,2%</text:p>
          </table:table-cell>
          <table:table-cell office:value-type="float" office:value="1144075" table:style-name="ce49">
            <text:p>1.144.075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17515843603568956" table:style-name="ce50">
            <text:p>1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67720" table:style-name="ce47">
            <text:p>267.720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96813738785163328" table:style-name="ce48">
            <text:p>96,8%</text:p>
          </table:table-cell>
          <table:table-cell office:value-type="float" office:value="32867" table:style-name="ce47">
            <text:p>32.867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7.506246260237244E-2" table:style-name="ce48">
            <text:p>7,5%</text:p>
          </table:table-cell>
          <table:table-cell office:value-type="float" office:value="107311" table:style-name="ce47">
            <text:p>107.311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1847870259398548" table:style-name="ce48">
            <text:p>18,5%</text:p>
          </table:table-cell>
          <table:table-cell office:value-type="float" office:value="89579" table:style-name="ce47">
            <text:p>89.579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06812665651161" table:style-name="ce48">
            <text:p>11,9%</text:p>
          </table:table-cell>
          <table:table-cell office:value-type="float" office:value="198791" table:style-name="ce47">
            <text:p>198.791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256778863931206" table:style-name="ce48">
            <text:p>11,3%</text:p>
          </table:table-cell>
          <table:table-cell office:value-type="float" office:value="17299" table:style-name="ce47">
            <text:p>17.299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028721721829531E-2" table:style-name="ce48">
            <text:p>4,9%</text:p>
          </table:table-cell>
          <table:table-cell office:value-type="float" office:value="111" table:style-name="ce47">
            <text:p>11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771574687769897E-3" table:style-name="ce48">
            <text:p>0,1%</text:p>
          </table:table-cell>
          <table:table-cell office:value-type="float" office:value="713678" table:style-name="ce49">
            <text:p>713.678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6716491325871541" table:style-name="ce50">
            <text:p>16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2269" table:style-name="ce47">
            <text:p>72.269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5084533912242619" table:style-name="ce48">
            <text:p>95,1%</text:p>
          </table:table-cell>
          <table:table-cell office:value-type="float" office:value="14757" table:style-name="ce47">
            <text:p>14.757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1606186599329531" table:style-name="ce48">
            <text:p>16,1%</text:p>
          </table:table-cell>
          <table:table-cell office:value-type="float" office:value="32873" table:style-name="ce47">
            <text:p>32.873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26236063114041036" table:style-name="ce48">
            <text:p>26,2%</text:p>
          </table:table-cell>
          <table:table-cell office:value-type="float" office:value="22099" table:style-name="ce47">
            <text:p>22.099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059639750378216" table:style-name="ce48">
            <text:p>13,1%</text:p>
          </table:table-cell>
          <table:table-cell office:value-type="float" office:value="41211" table:style-name="ce47">
            <text:p>41.211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715058929211036" table:style-name="ce48">
            <text:p>11,7%</text:p>
          </table:table-cell>
          <table:table-cell office:value-type="float" office:value="2149" table:style-name="ce47">
            <text:p>2.149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824361265902639E-2" table:style-name="ce48">
            <text:p>2,8%</text:p>
          </table:table-cell>
          <table:table-cell office:value-type="float" office:value="42" table:style-name="ce47">
            <text:p>42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0044862310886267E-3" table:style-name="ce48">
            <text:p>0,2%</text:p>
          </table:table-cell>
          <table:table-cell office:value-type="float" office:value="185400" table:style-name="ce49">
            <text:p>185.400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0346505153021302" table:style-name="ce50">
            <text:p>20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11962" table:style-name="ce47">
            <text:p>211.962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0465296924482075" table:style-name="ce48">
            <text:p>90,5%</text:p>
          </table:table-cell>
          <table:table-cell office:value-type="float" office:value="5421" table:style-name="ce47">
            <text:p>5.421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8708457285634417E-2" table:style-name="ce48">
            <text:p>1,9%</text:p>
          </table:table-cell>
          <table:table-cell office:value-type="float" office:value="63179" table:style-name="ce47">
            <text:p>63.179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18211035751036961" table:style-name="ce48">
            <text:p>18,2%</text:p>
          </table:table-cell>
          <table:table-cell office:value-type="float" office:value="62695" table:style-name="ce47">
            <text:p>62.695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446341241078226" table:style-name="ce48">
            <text:p>15,4%</text:p>
          </table:table-cell>
          <table:table-cell office:value-type="float" office:value="93672" table:style-name="ce47">
            <text:p>93.67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36735492753688" table:style-name="ce48">
            <text:p>10,5%</text:p>
          </table:table-cell>
          <table:table-cell office:value-type="float" office:value="4962" table:style-name="ce47">
            <text:p>4.962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2485515074143177E-2" table:style-name="ce48">
            <text:p>3,2%</text:p>
          </table:table-cell>
          <table:table-cell office:value-type="float" office:value="9" table:style-name="ce47">
            <text:p>9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0448039260235381E-4" table:style-name="ce48">
            <text:p>0,0%</text:p>
          </table:table-cell>
          <table:table-cell office:value-type="float" office:value="441900" table:style-name="ce49">
            <text:p>441.900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18703629790874035" table:style-name="ce50">
            <text:p>18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7338" table:style-name="ce47">
            <text:p>17.338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78074481019498354" table:style-name="ce48">
            <text:p>78,1%</text:p>
          </table:table-cell>
          <table:table-cell office:value-type="float" office:value="741" table:style-name="ce47">
            <text:p>741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6346666666666668E-2" table:style-name="ce48">
            <text:p>2,6%</text:p>
          </table:table-cell>
          <table:table-cell office:value-type="float" office:value="10215" table:style-name="ce47">
            <text:p>10.215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27082560050904075" table:style-name="ce48">
            <text:p>27,1%</text:p>
          </table:table-cell>
          <table:table-cell office:value-type="float" office:value="6530" table:style-name="ce47">
            <text:p>6.530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700067136623029" table:style-name="ce48">
            <text:p>13,7%</text:p>
          </table:table-cell>
          <table:table-cell office:value-type="float" office:value="12801" table:style-name="ce47">
            <text:p>12.801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1894850303852515" table:style-name="ce48">
            <text:p>11,9%</text:p>
          </table:table-cell>
          <table:table-cell office:value-type="float" office:value="1262" table:style-name="ce47">
            <text:p>1.26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612659423712799E-2" table:style-name="ce48">
            <text:p>6,0%</text:p>
          </table:table-cell>
          <table:table-cell office:value-type="float" office:value="8" table:style-name="ce47">
            <text:p>8</text:p>
          </table:table-cell>
          <table:table-cell office:value-type="float" office:value="6286" table:style-name="ce47">
            <text:p>6.286</text:p>
          </table:table-cell>
          <table:table-cell office:value-type="percentage" office:value="1.2726694241170856E-3" table:style-name="ce48">
            <text:p>0,1%</text:p>
          </table:table-cell>
          <table:table-cell office:value-type="float" office:value="48895" table:style-name="ce49">
            <text:p>48.895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18056560852031847" table:style-name="ce50">
            <text:p>1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81081" table:style-name="ce47">
            <text:p>281.081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77194182169712344" table:style-name="ce48">
            <text:p>77,2%</text:p>
          </table:table-cell>
          <table:table-cell office:value-type="float" office:value="35846" table:style-name="ce47">
            <text:p>35.846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6.8137796270916456E-2" table:style-name="ce48">
            <text:p>6,8%</text:p>
          </table:table-cell>
          <table:table-cell office:value-type="float" office:value="157438" table:style-name="ce47">
            <text:p>157.438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22384878640397085" table:style-name="ce48">
            <text:p>22,4%</text:p>
          </table:table-cell>
          <table:table-cell office:value-type="float" office:value="104660" table:style-name="ce47">
            <text:p>104.660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75882288239001" table:style-name="ce48">
            <text:p>10,8%</text:p>
          </table:table-cell>
          <table:table-cell office:value-type="float" office:value="267211" table:style-name="ce47">
            <text:p>267.211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630030110548558" table:style-name="ce48">
            <text:p>10,6%</text:p>
          </table:table-cell>
          <table:table-cell office:value-type="float" office:value="22098" table:style-name="ce47">
            <text:p>22.098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6064754980029848E-2" table:style-name="ce48">
            <text:p>4,6%</text:p>
          </table:table-cell>
          <table:table-cell office:value-type="float" office:value="102" table:style-name="ce47">
            <text:p>102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7.5076732837238056E-4" table:style-name="ce48">
            <text:p>0,1%</text:p>
          </table:table-cell>
          <table:table-cell office:value-type="float" office:value="868436" table:style-name="ce49">
            <text:p>868.43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5247427717740447" table:style-name="ce50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1856" table:style-name="ce47">
            <text:p>61.856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88655745223660265" table:style-name="ce48">
            <text:p>88,7%</text:p>
          </table:table-cell>
          <table:table-cell office:value-type="float" office:value="4191" table:style-name="ce47">
            <text:p>4.191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4.0729258787743319E-2" table:style-name="ce48">
            <text:p>4,1%</text:p>
          </table:table-cell>
          <table:table-cell office:value-type="float" office:value="19265" table:style-name="ce47">
            <text:p>19.265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3113560095024812" table:style-name="ce48">
            <text:p>13,1%</text:p>
          </table:table-cell>
          <table:table-cell office:value-type="float" office:value="25097" table:style-name="ce47">
            <text:p>25.097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768484825749334" table:style-name="ce48">
            <text:p>11,8%</text:p>
          </table:table-cell>
          <table:table-cell office:value-type="float" office:value="58079" table:style-name="ce47">
            <text:p>58.079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35586333251704" table:style-name="ce48">
            <text:p>10,5%</text:p>
          </table:table-cell>
          <table:table-cell office:value-type="float" office:value="7014" table:style-name="ce47">
            <text:p>7.014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106575543327128E-2" table:style-name="ce48">
            <text:p>5,9%</text:p>
          </table:table-cell>
          <table:table-cell office:value-type="float" office:value="103" table:style-name="ce47">
            <text:p>103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672735653376355E-3" table:style-name="ce48">
            <text:p>0,3%</text:p>
          </table:table-cell>
          <table:table-cell office:value-type="float" office:value="175605" table:style-name="ce49">
            <text:p>175.605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4190543839531822" table:style-name="ce50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8409" table:style-name="ce47">
            <text:p>38.409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3302725550211341" table:style-name="ce48">
            <text:p>93,3%</text:p>
          </table:table-cell>
          <table:table-cell office:value-type="float" office:value="4755" table:style-name="ce47">
            <text:p>4.755</text:p>
          </table:table-cell>
          <table:table-cell office:value-type="float" office:value="55792" table:style-name="ce47">
            <text:p>55.792</text:p>
          </table:table-cell>
          <table:table-cell office:value-type="percentage" office:value="8.5227272727272721E-2" table:style-name="ce48">
            <text:p>8,5%</text:p>
          </table:table-cell>
          <table:table-cell office:value-type="float" office:value="10207" table:style-name="ce47">
            <text:p>10.207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13822382319484319" table:style-name="ce48">
            <text:p>13,8%</text:p>
          </table:table-cell>
          <table:table-cell office:value-type="float" office:value="13238" table:style-name="ce47">
            <text:p>13.238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690611620162574" table:style-name="ce48">
            <text:p>13,7%</text:p>
          </table:table-cell>
          <table:table-cell office:value-type="float" office:value="25772" table:style-name="ce47">
            <text:p>25.772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555499757877935" table:style-name="ce48">
            <text:p>11,6%</text:p>
          </table:table-cell>
          <table:table-cell office:value-type="float" office:value="3243" table:style-name="ce47">
            <text:p>3.243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6859086692093603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95628" table:style-name="ce49">
            <text:p>95.628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7294618716485663" table:style-name="ce50">
            <text:p>17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08767" table:style-name="ce47">
            <text:p>108.767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68861665083887302" table:style-name="ce48">
            <text:p>68,9%</text:p>
          </table:table-cell>
          <table:table-cell office:value-type="float" office:value="4504" table:style-name="ce47">
            <text:p>4.504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2.1137501701230986E-2" table:style-name="ce48">
            <text:p>2,1%</text:p>
          </table:table-cell>
          <table:table-cell office:value-type="float" office:value="75340" table:style-name="ce47">
            <text:p>75.340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6895712179466585" table:style-name="ce48">
            <text:p>26,9%</text:p>
          </table:table-cell>
          <table:table-cell office:value-type="float" office:value="47803" table:style-name="ce47">
            <text:p>47.803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060657044447125" table:style-name="ce48">
            <text:p>14,1%</text:p>
          </table:table-cell>
          <table:table-cell office:value-type="float" office:value="88435" table:style-name="ce47">
            <text:p>88.435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200472098326685" table:style-name="ce48">
            <text:p>12,2%</text:p>
          </table:table-cell>
          <table:table-cell office:value-type="float" office:value="11189" table:style-name="ce47">
            <text:p>11.189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7.9737462853559288E-2" table:style-name="ce48">
            <text:p>8,0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336044" table:style-name="ce49">
            <text:p>336.044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17704016020036636" table:style-name="ce50">
            <text:p>1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115" table:style-name="ce47">
            <text:p>2.115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1190019193857965" table:style-name="ce48">
            <text:p>81,2%</text:p>
          </table:table-cell>
          <table:table-cell office:value-type="float" office:value="1540" table:style-name="ce47">
            <text:p>1.540</text:p>
          </table:table-cell>
          <table:table-cell office:value-type="float" office:value="4318" table:style-name="ce47">
            <text:p>4.318</text:p>
          </table:table-cell>
          <table:table-cell office:value-type="percentage" office:value="0.35664659564613249" table:style-name="ce48">
            <text:p>35,7%</text:p>
          </table:table-cell>
          <table:table-cell office:value-type="float" office:value="2254" table:style-name="ce47">
            <text:p>2.254</text:p>
          </table:table-cell>
          <table:table-cell office:value-type="float" office:value="7857" table:style-name="ce47">
            <text:p>7.857</text:p>
          </table:table-cell>
          <table:table-cell office:value-type="percentage" office:value="0.28687794323533156" table:style-name="ce48">
            <text:p>28,7%</text:p>
          </table:table-cell>
          <table:table-cell office:value-type="float" office:value="1776" table:style-name="ce47">
            <text:p>1.776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368639667705089" table:style-name="ce48">
            <text:p>15,4%</text:p>
          </table:table-cell>
          <table:table-cell office:value-type="float" office:value="3528" table:style-name="ce47">
            <text:p>3.528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7341847934544" table:style-name="ce48">
            <text:p>11,7%</text:p>
          </table:table-cell>
          <table:table-cell office:value-type="float" office:value="280" table:style-name="ce47">
            <text:p>280</text:p>
          </table:table-cell>
          <table:table-cell office:value-type="float" office:value="7581" table:style-name="ce47">
            <text:p>7.581</text:p>
          </table:table-cell>
          <table:table-cell office:value-type="percentage" office:value="3.6934441366574332E-2" table:style-name="ce48">
            <text:p>3,7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1493" table:style-name="ce49">
            <text:p>11.493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7372048731823816" table:style-name="ce50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591" table:style-name="ce47">
            <text:p>1.59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7730949340144742" table:style-name="ce48">
            <text:p>67,7%</text:p>
          </table:table-cell>
          <table:table-cell office:value-type="float" office:value="2081" table:style-name="ce47">
            <text:p>2.081</text:p>
          </table:table-cell>
          <table:table-cell office:value-type="float" office:value="3748" table:style-name="ce47">
            <text:p>3.748</text:p>
          </table:table-cell>
          <table:table-cell office:value-type="percentage" office:value="0.55522945570971183" table:style-name="ce48">
            <text:p>55,5%</text:p>
          </table:table-cell>
          <table:table-cell office:value-type="float" office:value="1346" table:style-name="ce47">
            <text:p>1.346</text:p>
          </table:table-cell>
          <table:table-cell office:value-type="float" office:value="7827" table:style-name="ce47">
            <text:p>7.827</text:p>
          </table:table-cell>
          <table:table-cell office:value-type="percentage" office:value="0.17196882585920531" table:style-name="ce48">
            <text:p>17,2%</text:p>
          </table:table-cell>
          <table:table-cell office:value-type="float" office:value="1518" table:style-name="ce47">
            <text:p>1.518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434817240463759" table:style-name="ce48">
            <text:p>13,4%</text:p>
          </table:table-cell>
          <table:table-cell office:value-type="float" office:value="3227" table:style-name="ce47">
            <text:p>3.227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22711413856122" table:style-name="ce48">
            <text:p>10,7%</text:p>
          </table:table-cell>
          <table:table-cell office:value-type="float" office:value="191" table:style-name="ce47">
            <text:p>191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375820056232426E-2" table:style-name="ce48">
            <text:p>2,2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9960" table:style-name="ce49">
            <text:p>9.960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5050318837075766" table:style-name="ce50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550" table:style-name="ce52">
            <text:p>1.55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039" table:style-name="ce52">
            <text:p>7.03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3265" table:style-name="ce52">
            <text:p>43.26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183" table:style-name="ce52">
            <text:p>5.18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7042" table:style-name="ce54">
            <text:p>57.042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476053" table:style-name="ce58">
            <text:p>2.476.053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87368808450457724" table:style-name="ce59">
            <text:p>87,4%</text:p>
          </table:table-cell>
          <table:table-cell office:value-type="float" office:value="360449" table:style-name="ce58">
            <text:p>360.449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9.1021440412924606E-2" table:style-name="ce59">
            <text:p>9,1%</text:p>
          </table:table-cell>
          <table:table-cell office:value-type="float" office:value="1112458" table:style-name="ce58">
            <text:p>1.112.458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20844311751988856" table:style-name="ce59">
            <text:p>20,8%</text:p>
          </table:table-cell>
          <table:table-cell office:value-type="float" office:value="854789" table:style-name="ce58">
            <text:p>854.789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153445335664338" table:style-name="ce59">
            <text:p>12,2%</text:p>
          </table:table-cell>
          <table:table-cell office:value-type="float" office:value="1816040" table:style-name="ce58">
            <text:p>1.816.040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870511889869296" table:style-name="ce59">
            <text:p>10,9%</text:p>
          </table:table-cell>
          <table:table-cell office:value-type="float" office:value="170100" table:style-name="ce58">
            <text:p>170.100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1385086362289327E-2" table:style-name="ce59">
            <text:p>5,1%</text:p>
          </table:table-cell>
          <table:table-cell office:value-type="float" office:value="1190" table:style-name="ce58">
            <text:p>1.190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2538867856138091E-3" table:style-name="ce59">
            <text:p>0,1%</text:p>
          </table:table-cell>
          <table:table-cell office:value-type="float" office:value="6791079" table:style-name="ce58">
            <text:p>6.791.079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16922773791520929" table:style-name="ce59">
            <text:p>16,9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59718" table:style-name="ce42">
            <text:p>259.71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280724325056346" table:style-name="ce43">
            <text:p>62,8%</text:p>
          </table:table-cell>
          <table:table-cell office:value-type="float" office:value="14063" table:style-name="ce42">
            <text:p>14.063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1622710380530798E-2" table:style-name="ce43">
            <text:p>2,2%</text:p>
          </table:table-cell>
          <table:table-cell office:value-type="float" office:value="42363" table:style-name="ce42">
            <text:p>42.363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6240395918995529E-2" table:style-name="ce43">
            <text:p>4,6%</text:p>
          </table:table-cell>
          <table:table-cell office:value-type="float" office:value="71345" table:style-name="ce42">
            <text:p>71.345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398273230246772E-2" table:style-name="ce43">
            <text:p>5,6%</text:p>
          </table:table-cell>
          <table:table-cell office:value-type="float" office:value="131966" table:style-name="ce42">
            <text:p>131.966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3851542892043245E-2" table:style-name="ce43">
            <text:p>4,4%</text:p>
          </table:table-cell>
          <table:table-cell office:value-type="float" office:value="11971" table:style-name="ce42">
            <text:p>11.971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127708733458391E-2" table:style-name="ce43">
            <text:p>1,9%</text:p>
          </table:table-cell>
          <table:table-cell office:value-type="float" office:value="87" table:style-name="ce42">
            <text:p>87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4.7822956118315094E-4" table:style-name="ce43">
            <text:p>0,0%</text:p>
          </table:table-cell>
          <table:table-cell office:value-type="float" office:value="531513" table:style-name="ce44">
            <text:p>531.513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5261536291811079E-2" table:style-name="ce45">
            <text:p>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0076" table:style-name="ce47">
            <text:p>50.076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0680619794144144" table:style-name="ce48">
            <text:p>50,7%</text:p>
          </table:table-cell>
          <table:table-cell office:value-type="float" office:value="3250" table:style-name="ce47">
            <text:p>3.250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7321255937119079E-2" table:style-name="ce48">
            <text:p>2,7%</text:p>
          </table:table-cell>
          <table:table-cell office:value-type="float" office:value="9498" table:style-name="ce47">
            <text:p>9.498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0741716602607965E-2" table:style-name="ce48">
            <text:p>6,1%</text:p>
          </table:table-cell>
          <table:table-cell office:value-type="float" office:value="14067" table:style-name="ce47">
            <text:p>14.067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0950137693805287E-2" table:style-name="ce48">
            <text:p>7,1%</text:p>
          </table:table-cell>
          <table:table-cell office:value-type="float" office:value="21680" table:style-name="ce47">
            <text:p>21.680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600820923460429E-2" table:style-name="ce48">
            <text:p>4,9%</text:p>
          </table:table-cell>
          <table:table-cell office:value-type="float" office:value="1450" table:style-name="ce47">
            <text:p>1.450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259250953128503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0046" table:style-name="ce49">
            <text:p>100.046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8.8320250290440022E-2" table:style-name="ce50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44333" table:style-name="ce47">
            <text:p>44.333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0478218295265642" table:style-name="ce48">
            <text:p>50,5%</text:p>
          </table:table-cell>
          <table:table-cell office:value-type="float" office:value="3653" table:style-name="ce47">
            <text:p>3.653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3437377001162484E-2" table:style-name="ce48">
            <text:p>3,3%</text:p>
          </table:table-cell>
          <table:table-cell office:value-type="float" office:value="9987" table:style-name="ce47">
            <text:p>9.987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6734824793520969E-2" table:style-name="ce48">
            <text:p>6,7%</text:p>
          </table:table-cell>
          <table:table-cell office:value-type="float" office:value="13651" table:style-name="ce47">
            <text:p>13.651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3931261336038607E-2" table:style-name="ce48">
            <text:p>8,4%</text:p>
          </table:table-cell>
          <table:table-cell office:value-type="float" office:value="21091" table:style-name="ce47">
            <text:p>21.091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5480681165494659E-2" table:style-name="ce48">
            <text:p>6,5%</text:p>
          </table:table-cell>
          <table:table-cell office:value-type="float" office:value="2341" table:style-name="ce47">
            <text:p>2.341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3208623267317593E-2" table:style-name="ce48">
            <text:p>4,3%</text:p>
          </table:table-cell>
          <table:table-cell office:value-type="float" office:value="25" table:style-name="ce47">
            <text:p>25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6063740923986378E-3" table:style-name="ce48">
            <text:p>0,2%</text:p>
          </table:table-cell>
          <table:table-cell office:value-type="float" office:value="95081" table:style-name="ce49">
            <text:p>95.081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0550382874560729" table:style-name="ce50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19878" table:style-name="ce47">
            <text:p>19.878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40123531548988739" table:style-name="ce48">
            <text:p>40,1%</text:p>
          </table:table-cell>
          <table:table-cell office:value-type="float" office:value="2198" table:style-name="ce47">
            <text:p>2.198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298921953400567E-2" table:style-name="ce48">
            <text:p>2,7%</text:p>
          </table:table-cell>
          <table:table-cell office:value-type="float" office:value="4976" table:style-name="ce47">
            <text:p>4.976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2446110670385818E-2" table:style-name="ce48">
            <text:p>4,2%</text:p>
          </table:table-cell>
          <table:table-cell office:value-type="float" office:value="7626" table:style-name="ce47">
            <text:p>7.626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5996007165389E-2" table:style-name="ce48">
            <text:p>4,6%</text:p>
          </table:table-cell>
          <table:table-cell office:value-type="float" office:value="17474" table:style-name="ce47">
            <text:p>17.474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655100483995396E-2" table:style-name="ce48">
            <text:p>3,8%</text:p>
          </table:table-cell>
          <table:table-cell office:value-type="float" office:value="1240" table:style-name="ce47">
            <text:p>1.240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44564824846515E-2" table:style-name="ce48">
            <text:p>1,4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3422" table:style-name="ce49">
            <text:p>53.422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416520071906631E-2" table:style-name="ce50">
            <text:p>5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6504" table:style-name="ce47">
            <text:p>36.504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0453920829824019" table:style-name="ce48">
            <text:p>40,5%</text:p>
          </table:table-cell>
          <table:table-cell office:value-type="float" office:value="13594" table:style-name="ce47">
            <text:p>13.594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8.7969404197216092E-2" table:style-name="ce48">
            <text:p>8,8%</text:p>
          </table:table-cell>
          <table:table-cell office:value-type="float" office:value="9360" table:style-name="ce47">
            <text:p>9.360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3.9814200398142006E-2" table:style-name="ce48">
            <text:p>4,0%</text:p>
          </table:table-cell>
          <table:table-cell office:value-type="float" office:value="17120" table:style-name="ce47">
            <text:p>17.120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8842835623316747E-2" table:style-name="ce48">
            <text:p>4,9%</text:p>
          </table:table-cell>
          <table:table-cell office:value-type="float" office:value="34513" table:style-name="ce47">
            <text:p>34.513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46148957666345E-2" table:style-name="ce48">
            <text:p>4,1%</text:p>
          </table:table-cell>
          <table:table-cell office:value-type="float" office:value="2387" table:style-name="ce47">
            <text:p>2.38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563847247390162E-2" table:style-name="ce48">
            <text:p>1,5%</text:p>
          </table:table-cell>
          <table:table-cell office:value-type="float" office:value="20" table:style-name="ce47">
            <text:p>20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5093795093795094E-4" table:style-name="ce48">
            <text:p>0,0%</text:p>
          </table:table-cell>
          <table:table-cell office:value-type="float" office:value="113498" table:style-name="ce49">
            <text:p>113.498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0660608337747113E-2" table:style-name="ce50">
            <text:p>6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3021" table:style-name="ce47">
            <text:p>23.02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6091321085717072" table:style-name="ce48">
            <text:p>56,1%</text:p>
          </table:table-cell>
          <table:table-cell office:value-type="float" office:value="1673" table:style-name="ce47">
            <text:p>1.673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1526777974597672E-2" table:style-name="ce48">
            <text:p>3,2%</text:p>
          </table:table-cell>
          <table:table-cell office:value-type="float" office:value="3719" table:style-name="ce47">
            <text:p>3.719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08326330079514E-2" table:style-name="ce48">
            <text:p>4,8%</text:p>
          </table:table-cell>
          <table:table-cell office:value-type="float" office:value="5530" table:style-name="ce47">
            <text:p>5.530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146903205726735E-2" table:style-name="ce48">
            <text:p>6,1%</text:p>
          </table:table-cell>
          <table:table-cell office:value-type="float" office:value="10420" table:style-name="ce47">
            <text:p>10.420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3644699110898315E-2" table:style-name="ce48">
            <text:p>5,4%</text:p>
          </table:table-cell>
          <table:table-cell office:value-type="float" office:value="596" table:style-name="ce47">
            <text:p>596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06025475883784E-2" table:style-name="ce48">
            <text:p>1,7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4962" table:style-name="ce49">
            <text:p>44.962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8.9675777448023866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21330" table:style-name="ce47">
            <text:p>121.330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54248246198419903" table:style-name="ce48">
            <text:p>54,2%</text:p>
          </table:table-cell>
          <table:table-cell office:value-type="float" office:value="9480" table:style-name="ce47">
            <text:p>9.480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3.8629232712603399E-2" table:style-name="ce48">
            <text:p>3,9%</text:p>
          </table:table-cell>
          <table:table-cell office:value-type="float" office:value="20063" table:style-name="ce47">
            <text:p>20.063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2977320882052892E-2" table:style-name="ce48">
            <text:p>6,3%</text:p>
          </table:table-cell>
          <table:table-cell office:value-type="float" office:value="29931" table:style-name="ce47">
            <text:p>29.931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8522988128812227E-2" table:style-name="ce48">
            <text:p>7,9%</text:p>
          </table:table-cell>
          <table:table-cell office:value-type="float" office:value="41697" table:style-name="ce47">
            <text:p>41.697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6427363150416132E-2" table:style-name="ce48">
            <text:p>5,6%</text:p>
          </table:table-cell>
          <table:table-cell office:value-type="float" office:value="2618" table:style-name="ce47">
            <text:p>2.618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127432108681504E-2" table:style-name="ce48">
            <text:p>1,8%</text:p>
          </table:table-cell>
          <table:table-cell office:value-type="float" office:value="83" table:style-name="ce47">
            <text:p>8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0401140497492871E-3" table:style-name="ce48">
            <text:p>0,2%</text:p>
          </table:table-cell>
          <table:table-cell office:value-type="float" office:value="225202" table:style-name="ce49">
            <text:p>225.202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0760423589964609" table:style-name="ce50">
            <text:p>10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65818" table:style-name="ce47">
            <text:p>65.818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48684113200289952" table:style-name="ce48">
            <text:p>48,7%</text:p>
          </table:table-cell>
          <table:table-cell office:value-type="float" office:value="5634" table:style-name="ce47">
            <text:p>5.634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5411468186875003E-2" table:style-name="ce48">
            <text:p>3,5%</text:p>
          </table:table-cell>
          <table:table-cell office:value-type="float" office:value="13628" table:style-name="ce47">
            <text:p>13.628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2386698650455034E-2" table:style-name="ce48">
            <text:p>6,2%</text:p>
          </table:table-cell>
          <table:table-cell office:value-type="float" office:value="22260" table:style-name="ce47">
            <text:p>22.260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2395423412406748E-2" table:style-name="ce48">
            <text:p>7,2%</text:p>
          </table:table-cell>
          <table:table-cell office:value-type="float" office:value="34542" table:style-name="ce47">
            <text:p>34.542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879744018986671E-2" table:style-name="ce48">
            <text:p>4,9%</text:p>
          </table:table-cell>
          <table:table-cell office:value-type="float" office:value="3532" table:style-name="ce47">
            <text:p>3.532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362257387070453E-2" table:style-name="ce48">
            <text:p>2,4%</text:p>
          </table:table-cell>
          <table:table-cell office:value-type="float" office:value="85" table:style-name="ce47">
            <text:p>85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064205457463883E-3" table:style-name="ce48">
            <text:p>0,2%</text:p>
          </table:table-cell>
          <table:table-cell office:value-type="float" office:value="145499" table:style-name="ce49">
            <text:p>145.499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8.459421243700449E-2" table:style-name="ce50">
            <text:p>8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63082" table:style-name="ce47">
            <text:p>163.082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6467678601776404" table:style-name="ce48">
            <text:p>36,5%</text:p>
          </table:table-cell>
          <table:table-cell office:value-type="float" office:value="27358" table:style-name="ce47">
            <text:p>27.358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3063662064058733E-2" table:style-name="ce48">
            <text:p>4,3%</text:p>
          </table:table-cell>
          <table:table-cell office:value-type="float" office:value="48232" table:style-name="ce47">
            <text:p>48.232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7584672104529215E-2" table:style-name="ce48">
            <text:p>5,8%</text:p>
          </table:table-cell>
          <table:table-cell office:value-type="float" office:value="66899" table:style-name="ce47">
            <text:p>66.899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1275165326347802E-2" table:style-name="ce48">
            <text:p>6,1%</text:p>
          </table:table-cell>
          <table:table-cell office:value-type="float" office:value="126644" table:style-name="ce47">
            <text:p>126.644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171502903739655E-2" table:style-name="ce48">
            <text:p>4,5%</text:p>
          </table:table-cell>
          <table:table-cell office:value-type="float" office:value="16085" table:style-name="ce47">
            <text:p>16.085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8913423306178503E-2" table:style-name="ce48">
            <text:p>2,9%</text:p>
          </table:table-cell>
          <table:table-cell office:value-type="float" office:value="196" table:style-name="ce47">
            <text:p>196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2260421358154432E-3" table:style-name="ce48">
            <text:p>0,1%</text:p>
          </table:table-cell>
          <table:table-cell office:value-type="float" office:value="448496" table:style-name="ce49">
            <text:p>448.496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6.8664954594989516E-2" table:style-name="ce50">
            <text:p>6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37776" table:style-name="ce47">
            <text:p>137.776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49822985488064631" table:style-name="ce48">
            <text:p>49,8%</text:p>
          </table:table-cell>
          <table:table-cell office:value-type="float" office:value="10229" table:style-name="ce47">
            <text:p>10.229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336124166974983E-2" table:style-name="ce48">
            <text:p>2,3%</text:p>
          </table:table-cell>
          <table:table-cell office:value-type="float" office:value="23264" table:style-name="ce47">
            <text:p>23.264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0060062542188427E-2" table:style-name="ce48">
            <text:p>4,0%</text:p>
          </table:table-cell>
          <table:table-cell office:value-type="float" office:value="33529" table:style-name="ce47">
            <text:p>33.529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4566641943604837E-2" table:style-name="ce48">
            <text:p>4,5%</text:p>
          </table:table-cell>
          <table:table-cell office:value-type="float" office:value="67726" table:style-name="ce47">
            <text:p>67.726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350660006670569E-2" table:style-name="ce48">
            <text:p>3,8%</text:p>
          </table:table-cell>
          <table:table-cell office:value-type="float" office:value="5145" table:style-name="ce47">
            <text:p>5.145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581928045483144E-2" table:style-name="ce48">
            <text:p>1,5%</text:p>
          </table:table-cell>
          <table:table-cell office:value-type="float" office:value="92" table:style-name="ce47">
            <text:p>92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8.9277916331065809E-4" table:style-name="ce48">
            <text:p>0,1%</text:p>
          </table:table-cell>
          <table:table-cell office:value-type="float" office:value="277761" table:style-name="ce49">
            <text:p>277.761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5060003911643696E-2" table:style-name="ce50">
            <text:p>6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39428" table:style-name="ce47">
            <text:p>39.428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51875534504308929" table:style-name="ce48">
            <text:p>51,9%</text:p>
          </table:table-cell>
          <table:table-cell office:value-type="float" office:value="3074" table:style-name="ce47">
            <text:p>3.074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3458139231137621E-2" table:style-name="ce48">
            <text:p>3,3%</text:p>
          </table:table-cell>
          <table:table-cell office:value-type="float" office:value="7558" table:style-name="ce47">
            <text:p>7.558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0320678068908271E-2" table:style-name="ce48">
            <text:p>6,0%</text:p>
          </table:table-cell>
          <table:table-cell office:value-type="float" office:value="12613" table:style-name="ce47">
            <text:p>12.613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4537868759455367E-2" table:style-name="ce48">
            <text:p>7,5%</text:p>
          </table:table-cell>
          <table:table-cell office:value-type="float" office:value="19345" table:style-name="ce47">
            <text:p>19.345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4992068861611586E-2" table:style-name="ce48">
            <text:p>5,5%</text:p>
          </table:table-cell>
          <table:table-cell office:value-type="float" office:value="894" table:style-name="ce47">
            <text:p>894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749553148985386E-2" table:style-name="ce48">
            <text:p>1,2%</text:p>
          </table:table-cell>
          <table:table-cell office:value-type="float" office:value="35" table:style-name="ce47">
            <text:p>35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6704051925738558E-3" table:style-name="ce48">
            <text:p>0,2%</text:p>
          </table:table-cell>
          <table:table-cell office:value-type="float" office:value="82947" table:style-name="ce49">
            <text:p>82.947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9.102921051389741E-2" table:style-name="ce50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98758" table:style-name="ce47">
            <text:p>98.758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42149874947717048" table:style-name="ce48">
            <text:p>42,1%</text:p>
          </table:table-cell>
          <table:table-cell office:value-type="float" office:value="4567" table:style-name="ce47">
            <text:p>4.567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5761210924827962E-2" table:style-name="ce48">
            <text:p>1,6%</text:p>
          </table:table-cell>
          <table:table-cell office:value-type="float" office:value="16503" table:style-name="ce47">
            <text:p>16.503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569085138948537E-2" table:style-name="ce48">
            <text:p>4,8%</text:p>
          </table:table-cell>
          <table:table-cell office:value-type="float" office:value="23346" table:style-name="ce47">
            <text:p>23.346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518188470246791E-2" table:style-name="ce48">
            <text:p>5,8%</text:p>
          </table:table-cell>
          <table:table-cell office:value-type="float" office:value="38212" table:style-name="ce47">
            <text:p>38.21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2982933710084541E-2" table:style-name="ce48">
            <text:p>4,3%</text:p>
          </table:table-cell>
          <table:table-cell office:value-type="float" office:value="1456" table:style-name="ce47">
            <text:p>1.456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532226914137942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82845" table:style-name="ce49">
            <text:p>182.845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7.7390024646127237E-2" table:style-name="ce50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3111" table:style-name="ce47">
            <text:p>13.11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5903994236051695" table:style-name="ce48">
            <text:p>59,0%</text:p>
          </table:table-cell>
          <table:table-cell office:value-type="float" office:value="658" table:style-name="ce47">
            <text:p>658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3395555555555555E-2" table:style-name="ce48">
            <text:p>2,3%</text:p>
          </table:table-cell>
          <table:table-cell office:value-type="float" office:value="2333" table:style-name="ce47">
            <text:p>2.333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1853756826979162E-2" table:style-name="ce48">
            <text:p>6,2%</text:p>
          </table:table-cell>
          <table:table-cell office:value-type="float" office:value="3326" table:style-name="ce47">
            <text:p>3.326</text:p>
          </table:table-cell>
          <table:table-cell office:value-type="float" office:value="47664" table:style-name="ce47">
            <text:p>47.664</text:p>
          </table:table-cell>
          <table:table-cell office:value-type="percentage" office:value="6.9780127559583752E-2" table:style-name="ce48">
            <text:p>7,0%</text:p>
          </table:table-cell>
          <table:table-cell office:value-type="float" office:value="4675" table:style-name="ce47">
            <text:p>4.675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440688360683155E-2" table:style-name="ce48">
            <text:p>4,3%</text:p>
          </table:table-cell>
          <table:table-cell office:value-type="float" office:value="374" table:style-name="ce47">
            <text:p>37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66650921114785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4479" table:style-name="ce49">
            <text:p>24.479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0399131423844481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06712" table:style-name="ce47">
            <text:p>206.712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56769983686786296" table:style-name="ce48">
            <text:p>56,8%</text:p>
          </table:table-cell>
          <table:table-cell office:value-type="float" office:value="8169" table:style-name="ce47">
            <text:p>8.169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5528027052868284E-2" table:style-name="ce48">
            <text:p>1,6%</text:p>
          </table:table-cell>
          <table:table-cell office:value-type="float" office:value="30125" table:style-name="ce47">
            <text:p>30.125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2832382845435168E-2" table:style-name="ce48">
            <text:p>4,3%</text:p>
          </table:table-cell>
          <table:table-cell office:value-type="float" office:value="50727" table:style-name="ce47">
            <text:p>50.727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2146264891553412E-2" table:style-name="ce48">
            <text:p>5,2%</text:p>
          </table:table-cell>
          <table:table-cell office:value-type="float" office:value="109901" table:style-name="ce47">
            <text:p>109.901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3720166429503167E-2" table:style-name="ce48">
            <text:p>4,4%</text:p>
          </table:table-cell>
          <table:table-cell office:value-type="float" office:value="13035" table:style-name="ce47">
            <text:p>13.035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7172326960118069E-2" table:style-name="ce48">
            <text:p>2,7%</text:p>
          </table:table-cell>
          <table:table-cell office:value-type="float" office:value="37" table:style-name="ce47">
            <text:p>37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2.7233716813507926E-4" table:style-name="ce48">
            <text:p>0,0%</text:p>
          </table:table-cell>
          <table:table-cell office:value-type="float" office:value="418706" table:style-name="ce49">
            <text:p>418.70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3513643722556782E-2" table:style-name="ce50">
            <text:p>7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0746" table:style-name="ce47">
            <text:p>40.746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58399621619297415" table:style-name="ce48">
            <text:p>58,4%</text:p>
          </table:table-cell>
          <table:table-cell office:value-type="float" office:value="2512" table:style-name="ce47">
            <text:p>2.512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4412287777335055E-2" table:style-name="ce48">
            <text:p>2,4%</text:p>
          </table:table-cell>
          <table:table-cell office:value-type="float" office:value="7453" table:style-name="ce47">
            <text:p>7.453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732085849063024E-2" table:style-name="ce48">
            <text:p>5,1%</text:p>
          </table:table-cell>
          <table:table-cell office:value-type="float" office:value="13783" table:style-name="ce47">
            <text:p>13.783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631241324980299E-2" table:style-name="ce48">
            <text:p>6,5%</text:p>
          </table:table-cell>
          <table:table-cell office:value-type="float" office:value="27422" table:style-name="ce47">
            <text:p>27.422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743771144549358E-2" table:style-name="ce48">
            <text:p>5,0%</text:p>
          </table:table-cell>
          <table:table-cell office:value-type="float" office:value="2496" table:style-name="ce47">
            <text:p>2.496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033648781885444E-2" table:style-name="ce48">
            <text:p>2,1%</text:p>
          </table:table-cell>
          <table:table-cell office:value-type="float" office:value="95" table:style-name="ce47">
            <text:p>95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368057156026736E-3" table:style-name="ce48">
            <text:p>0,3%</text:p>
          </table:table-cell>
          <table:table-cell office:value-type="float" office:value="94507" table:style-name="ce49">
            <text:p>94.507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7.637058891504421E-2" table:style-name="ce50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19149" table:style-name="ce47">
            <text:p>19.149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46516542778020697" table:style-name="ce48">
            <text:p>46,5%</text:p>
          </table:table-cell>
          <table:table-cell office:value-type="float" office:value="1750" table:style-name="ce47">
            <text:p>1.750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366504158302264E-2" table:style-name="ce48">
            <text:p>3,1%</text:p>
          </table:table-cell>
          <table:table-cell office:value-type="float" office:value="4014" table:style-name="ce47">
            <text:p>4.014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357835436866911E-2" table:style-name="ce48">
            <text:p>5,4%</text:p>
          </table:table-cell>
          <table:table-cell office:value-type="float" office:value="7488" table:style-name="ce47">
            <text:p>7.488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7440172089271314E-2" table:style-name="ce48">
            <text:p>7,7%</text:p>
          </table:table-cell>
          <table:table-cell office:value-type="float" office:value="12195" table:style-name="ce47">
            <text:p>12.195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4679233100776582E-2" table:style-name="ce48">
            <text:p>5,5%</text:p>
          </table:table-cell>
          <table:table-cell office:value-type="float" office:value="897" table:style-name="ce47">
            <text:p>897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49293887228121E-2" table:style-name="ce48">
            <text:p>1,8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45497" table:style-name="ce49">
            <text:p>45.497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8.2282727626212845E-2" table:style-name="ce50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51843" table:style-name="ce47">
            <text:p>51.843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3282241215574549" table:style-name="ce48">
            <text:p>32,8%</text:p>
          </table:table-cell>
          <table:table-cell office:value-type="float" office:value="3582" table:style-name="ce47">
            <text:p>3.582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6810508679797824E-2" table:style-name="ce48">
            <text:p>1,7%</text:p>
          </table:table-cell>
          <table:table-cell office:value-type="float" office:value="12270" table:style-name="ce47">
            <text:p>12.270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3802812376168697E-2" table:style-name="ce48">
            <text:p>4,4%</text:p>
          </table:table-cell>
          <table:table-cell office:value-type="float" office:value="20969" table:style-name="ce47">
            <text:p>20.969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1677701726881522E-2" table:style-name="ce48">
            <text:p>6,2%</text:p>
          </table:table-cell>
          <table:table-cell office:value-type="float" office:value="32857" table:style-name="ce47">
            <text:p>32.857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5329441028407295E-2" table:style-name="ce48">
            <text:p>4,5%</text:p>
          </table:table-cell>
          <table:table-cell office:value-type="float" office:value="2933" table:style-name="ce47">
            <text:p>2.933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090177661538023E-2" table:style-name="ce48">
            <text:p>2,1%</text:p>
          </table:table-cell>
          <table:table-cell office:value-type="float" office:value="4" table:style-name="ce47">
            <text:p>4</text:p>
          </table:table-cell>
          <table:table-cell office:value-type="float" office:value="41824" table:style-name="ce47">
            <text:p>41.824</text:p>
          </table:table-cell>
          <table:table-cell office:value-type="percentage" office:value="9.5638867635807189E-5" table:style-name="ce48">
            <text:p>0,0%</text:p>
          </table:table-cell>
          <table:table-cell office:value-type="float" office:value="124458" table:style-name="ce49">
            <text:p>124.458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6.5568985782270175E-2" table:style-name="ce50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583" table:style-name="ce47">
            <text:p>1.583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0767754318618039" table:style-name="ce48">
            <text:p>60,8%</text:p>
          </table:table-cell>
          <table:table-cell office:value-type="float" office:value="373" table:style-name="ce47">
            <text:p>37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6382584529874948E-2" table:style-name="ce48">
            <text:p>8,6%</text:p>
          </table:table-cell>
          <table:table-cell office:value-type="float" office:value="313" table:style-name="ce47">
            <text:p>313</text:p>
          </table:table-cell>
          <table:table-cell office:value-type="float" office:value="7857" table:style-name="ce47">
            <text:p>7.857</text:p>
          </table:table-cell>
          <table:table-cell office:value-type="percentage" office:value="3.9837087947053582E-2" table:style-name="ce48">
            <text:p>4,0%</text:p>
          </table:table-cell>
          <table:table-cell office:value-type="float" office:value="513" table:style-name="ce47">
            <text:p>513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392523364485979E-2" table:style-name="ce48">
            <text:p>4,4%</text:p>
          </table:table-cell>
          <table:table-cell office:value-type="float" office:value="814" table:style-name="ce47">
            <text:p>814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0737710370518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640" table:style-name="ce49">
            <text:p>3.640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5019801082257624E-2" table:style-name="ce50">
            <text:p>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006" table:style-name="ce47">
            <text:p>1.006</text:p>
          </table:table-cell>
          <table:table-cell office:value-type="float" office:value="2349" table:style-name="ce47">
            <text:p>2.349</text:p>
          </table:table-cell>
          <table:table-cell office:value-type="percentage" office:value="0.42826734780757769" table:style-name="ce48">
            <text:p>42,8%</text:p>
          </table:table-cell>
          <table:table-cell office:value-type="float" office:value="57" table:style-name="ce47">
            <text:p>57</text:p>
          </table:table-cell>
          <table:table-cell office:value-type="float" office:value="3748" table:style-name="ce47">
            <text:p>3.748</text:p>
          </table:table-cell>
          <table:table-cell office:value-type="percentage" office:value="1.5208110992529349E-2" table:style-name="ce48">
            <text:p>1,5%</text:p>
          </table:table-cell>
          <table:table-cell office:value-type="float" office:value="269" table:style-name="ce47">
            <text:p>269</text:p>
          </table:table-cell>
          <table:table-cell office:value-type="float" office:value="7827" table:style-name="ce47">
            <text:p>7.827</text:p>
          </table:table-cell>
          <table:table-cell office:value-type="percentage" office:value="3.4368212597419193E-2" table:style-name="ce48">
            <text:p>3,4%</text:p>
          </table:table-cell>
          <table:table-cell office:value-type="float" office:value="449" table:style-name="ce47">
            <text:p>449</text:p>
          </table:table-cell>
          <table:table-cell office:value-type="float" office:value="11299" table:style-name="ce47">
            <text:p>11.299</text:p>
          </table:table-cell>
          <table:table-cell office:value-type="percentage" office:value="3.9738029914151693E-2" table:style-name="ce48">
            <text:p>4,0%</text:p>
          </table:table-cell>
          <table:table-cell office:value-type="float" office:value="795" table:style-name="ce47">
            <text:p>795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6416348230603091E-2" table:style-name="ce48">
            <text:p>2,6%</text:p>
          </table:table-cell>
          <table:table-cell office:value-type="float" office:value="55" table:style-name="ce47">
            <text:p>55</text:p>
          </table:table-cell>
          <table:table-cell office:value-type="float" office:value="8536" table:style-name="ce47">
            <text:p>8.536</text:p>
          </table:table-cell>
          <table:table-cell office:value-type="percentage" office:value="6.4432989690721646E-3" table:style-name="ce48">
            <text:p>0,6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2637" table:style-name="ce49">
            <text:p>2.637</text:p>
          </table:table-cell>
          <table:table-cell office:value-type="float" office:value="66178" table:style-name="ce49">
            <text:p>66.178</text:p>
          </table:table-cell>
          <table:table-cell office:value-type="percentage" office:value="3.9847079089727705E-2" table:style-name="ce50">
            <text:p>4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55" table:style-name="ce52">
            <text:p>45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60" table:style-name="ce52">
            <text:p>1.06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592" table:style-name="ce52">
            <text:p>3.59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2" table:style-name="ce52">
            <text:p>14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254" table:style-name="ce54">
            <text:p>5.254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393873" table:style-name="ce58">
            <text:p>1.393.873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49183528438714702" table:style-name="ce59">
            <text:p>49,2%</text:p>
          </table:table-cell>
          <table:table-cell office:value-type="float" office:value="115878" table:style-name="ce58">
            <text:p>115.878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2.926178869179517E-2" table:style-name="ce59">
            <text:p>2,9%</text:p>
          </table:table-cell>
          <table:table-cell office:value-type="float" office:value="266383" table:style-name="ce58">
            <text:p>266.383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4.9912628588495454E-2" table:style-name="ce59">
            <text:p>5,0%</text:p>
          </table:table-cell>
          <table:table-cell office:value-type="float" office:value="416232" table:style-name="ce58">
            <text:p>416.232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5.9180135202421165E-2" table:style-name="ce59">
            <text:p>5,9%</text:p>
          </table:table-cell>
          <table:table-cell office:value-type="float" office:value="757561" table:style-name="ce58">
            <text:p>757.56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534633520077351E-2" table:style-name="ce59">
            <text:p>4,5%</text:p>
          </table:table-cell>
          <table:table-cell office:value-type="float" office:value="69691" table:style-name="ce58">
            <text:p>69.691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052781032770754E-2" table:style-name="ce59">
            <text:p>2,1%</text:p>
          </table:table-cell>
          <table:table-cell office:value-type="float" office:value="832" table:style-name="ce58">
            <text:p>832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8.7666706355520106E-4" table:style-name="ce59">
            <text:p>0,1%</text:p>
          </table:table-cell>
          <table:table-cell office:value-type="float" office:value="3020450" table:style-name="ce58">
            <text:p>3.020.450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5266967294297993E-2" table:style-name="ce59">
            <text:p>7,5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08T16:01:46Z</dc:date>
  </office:meta>
</office:document-meta>
</file>